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9e616" officeooo:paragraph-rsid="0009e616"/>
    </style:style>
    <style:style style:name="P2" style:family="paragraph" style:parent-style-name="Standard">
      <style:text-properties style:text-underline-style="solid" style:text-underline-width="auto" style:text-underline-color="font-color" officeooo:rsid="000cf9eb" officeooo:paragraph-rsid="000cf9eb"/>
    </style:style>
    <style:style style:name="P3" style:family="paragraph" style:parent-style-name="Standard">
      <style:text-properties style:text-underline-style="solid" style:text-underline-width="auto" style:text-underline-color="font-color" officeooo:rsid="000d85a5" officeooo:paragraph-rsid="000d85a5"/>
    </style:style>
    <style:style style:name="P4" style:family="paragraph" style:parent-style-name="Standard">
      <style:text-properties style:text-underline-style="none" officeooo:rsid="0009e616" officeooo:paragraph-rsid="0009e616"/>
    </style:style>
    <style:style style:name="P5" style:family="paragraph" style:parent-style-name="Standard">
      <style:text-properties style:text-underline-style="none" officeooo:rsid="000d5d3d" officeooo:paragraph-rsid="000d5d3d"/>
    </style:style>
    <style:style style:name="P6" style:family="paragraph" style:parent-style-name="Standard">
      <style:text-properties style:text-underline-style="none" officeooo:rsid="000d85a5" officeooo:paragraph-rsid="000d85a5"/>
    </style:style>
    <style:style style:name="P7" style:family="paragraph" style:parent-style-name="Standard">
      <style:text-properties style:text-underline-style="none" officeooo:rsid="000d85a5" officeooo:paragraph-rsid="0023c687"/>
    </style:style>
    <style:style style:name="P8" style:family="paragraph" style:parent-style-name="Standard">
      <style:text-properties style:text-underline-style="none" officeooo:rsid="000fc689" officeooo:paragraph-rsid="000fc689"/>
    </style:style>
    <style:style style:name="P9" style:family="paragraph" style:parent-style-name="Standard">
      <style:text-properties style:text-underline-style="none" officeooo:rsid="000a87fe" officeooo:paragraph-rsid="000fc689"/>
    </style:style>
    <style:style style:name="P10" style:family="paragraph" style:parent-style-name="Standard">
      <style:text-properties officeooo:rsid="000a87fe" officeooo:paragraph-rsid="000d5d3d"/>
    </style:style>
    <style:style style:name="P11" style:family="paragraph" style:parent-style-name="Standard">
      <style:text-properties style:text-underline-style="solid" style:text-underline-width="auto" style:text-underline-color="font-color" officeooo:rsid="000fc689" officeooo:paragraph-rsid="000fc689"/>
    </style:style>
    <style:style style:name="P12" style:family="paragraph" style:parent-style-name="Standard">
      <style:text-properties style:text-underline-style="solid" style:text-underline-width="auto" style:text-underline-color="font-color" officeooo:rsid="000cf9eb" officeooo:paragraph-rsid="000d5d3d"/>
    </style:style>
    <style:style style:name="P13" style:family="paragraph" style:parent-style-name="Standard">
      <style:text-properties style:text-underline-style="solid" style:text-underline-width="auto" style:text-underline-color="font-color" officeooo:rsid="000cf9eb" officeooo:paragraph-rsid="0009e616"/>
    </style:style>
    <style:style style:name="P14" style:family="paragraph" style:parent-style-name="Standard">
      <style:text-properties style:text-underline-style="none" officeooo:rsid="0023c687" officeooo:paragraph-rsid="0023c687"/>
    </style:style>
    <style:style style:name="T1" style:family="text">
      <style:text-properties officeooo:rsid="000a87fe"/>
    </style:style>
    <style:style style:name="T2" style:family="text">
      <style:text-properties officeooo:rsid="000cf9eb"/>
    </style:style>
    <style:style style:name="T3" style:family="text">
      <style:text-properties style:text-underline-style="solid" style:text-underline-width="auto" style:text-underline-color="font-color" officeooo:rsid="000cf9eb"/>
    </style:style>
    <style:style style:name="T4" style:family="text">
      <style:text-properties style:text-underline-style="solid" style:text-underline-width="auto" style:text-underline-color="font-color" officeooo:rsid="000d5d3d"/>
    </style:style>
    <style:style style:name="T5" style:family="text">
      <style:text-properties style:text-underline-style="solid" style:text-underline-width="auto" style:text-underline-color="font-color" officeooo:rsid="000fc689"/>
    </style:style>
    <style:style style:name="T6" style:family="text">
      <style:text-properties officeooo:rsid="000d5f89"/>
    </style:style>
    <style:style style:name="T7" style:family="text">
      <style:text-properties officeooo:rsid="000d85a5"/>
    </style:style>
    <style:style style:name="T8" style:family="text">
      <style:text-properties officeooo:rsid="000f59e3"/>
    </style:style>
    <style:style style:name="T9" style:family="text">
      <style:text-properties officeooo:rsid="000fe928"/>
    </style:style>
    <style:style style:name="T10" style:family="text">
      <style:text-properties officeooo:rsid="00164d97"/>
    </style:style>
    <style:style style:name="T11" style:family="text">
      <style:text-properties style:text-position="sub 58%" officeooo:rsid="00189a20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189a20"/>
    </style:style>
    <style:style style:name="T14" style:family="text">
      <style:text-properties officeooo:rsid="0019b16c"/>
    </style:style>
    <style:style style:name="T15" style:family="text">
      <style:text-properties officeooo:rsid="0019fe85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a87fe" style:font-weight-asian="bold" style:font-weight-complex="bold"/>
    </style:style>
    <style:style style:name="T18" style:family="text">
      <style:text-properties officeooo:rsid="00209d2d"/>
    </style:style>
    <style:style style:name="T19" style:family="text">
      <style:text-properties officeooo:rsid="0023c6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">Meilenstein1: Konzeption</text:p>
      <text:p text:style-name="P1"/>
      <text:p text:style-name="P4">A<text:span text:style-name="T14">pp</text:span>-Name: <text:span text:style-name="T12">HI </text:span><text:span text:style-name="T11">ll</text:span><text:span text:style-name="T13">C</text:span><text:span text:style-name="T12"> </text:span>– Hey! I‘ll Change.</text:p>
      <text:p text:style-name="P4"/>
      <text:p text:style-name="P3"><text:span text:style-name="T8">Herausforderung</text:span>:</text:p>
      <text:p text:style-name="P4">Meine Applikation soll basierend zum Thema Selbsterkenntnis einen <text:span text:style-name="T16">medizinischen Ansatz</text:span> verfolgen. <text:span text:style-name="T1">Die Hauptanwendung der App soll der </text:span><text:span text:style-name="T17">Selbstkontrolle</text:span><text:span text:style-name="T1"> dienen und den Nutzer durch eine diskrete Art, auf </text:span><text:span text:style-name="T17">Bewusstsein für sich selbst</text:span><text:span text:style-name="T1"> stoßen. Sich öfter um sich selbst und seinen Körper und Gesundheit zu kümmern. Am Ende liegt eine </text:span><text:span text:style-name="T17">Übersicht für den Nutzer</text:span><text:span text:style-name="T1"> vor, die zeigt, wie dieser sich über einen gewissen </text:span><text:span text:style-name="T17">Zeitraum im Aussehen verändert</text:span><text:span text:style-name="T1"> hat.</text:span></text:p>
      <text:p text:style-name="P11"/>
      <text:p text:style-name="P9"><text:span text:style-name="T5">Funktionalität</text:span><text:span text:style-name="T3">:</text:span></text:p>
      <text:p text:style-name="P8">- Foto schießen im vordefinierte Frontalaufnahmeformat.</text:p>
      <text:p text:style-name="P8">- <text:span text:style-name="T9">Übersichtsansicht mit Bildern der letzten Monate</text:span></text:p>
      <text:p text:style-name="P8">- <text:span text:style-name="T10">Notifikation (Push_Nachricht) nach definierten Zeitraum</text:span></text:p>
      <text:p text:style-name="P8">- <text:span text:style-name="T15">Speichern von Fotos auf Medium</text:span></text:p>
      <text:p text:style-name="P8"/>
      <text:p text:style-name="P2"><text:span text:style-name="T7">Zielgruppe</text:span>:</text:p>
      <text:p text:style-name="P10">Anwender der App ist prinzipiell jeder, der Interesse hat seinen Alterungs- bzw. Veränderungsprozess zu kontrollieren. Hauptanwender jedoch sind wahrscheinlich durchschnittliche <text:span text:style-name="T2">Erwachsene, die mit dem Umgang vom jeweiligen Medium(z.B. Smartphone) vertraut sind und sich für die eigene Person interessieren.</text:span></text:p>
      <text:p text:style-name="P12"/>
      <text:p text:style-name="P3">Lösungsansätze:</text:p>
      <text:p text:style-name="P6">PWA<text:span text:style-name="T18">(ProgressiveWebApp)</text:span>, <text:s/>Android App</text:p>
      <text:p text:style-name="P7">→<text:span text:style-name="T19"> swipe through als Intro mit Erklärung und erste Fragen/Einstellung von der App aus</text:span></text:p>
      <text:p text:style-name="P14">→ Intial: Kamera und Mini-Bilderübersicht in Fußzeile</text:p>
      <text:p text:style-name="P7">→<text:span text:style-name="T19"> ausgrauen von alten Bildern ( keine Veränderbarkeit möglich)</text:span></text:p>
      <text:p text:style-name="P13"/>
      <text:p text:style-name="P10"><text:span text:style-name="T3">A</text:span><text:span text:style-name="T4">nforderung</text:span><text:span text:style-name="T3">:</text:span></text:p>
      <text:p text:style-name="P5">Formal ist kein FSK festzulegen <text:span text:style-name="T6">allerdings gelten für alle Nutzer allgemeine Datenschutzhinweise</text:span>. Lizenz wird OpenGL <text:span text:style-name="T8">und OpenSource </text:span>sein. Datenschutzhinweis ist notwendig, sowie auch <text:span text:style-name="T6">Zugriff auf Kamera, Pushbenachrichtigung und Medien auf dem Smartphone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0:56:41.813000000</meta:creation-date>
    <dc:date>2019-04-01T20:18:04.302000000</dc:date>
    <meta:editing-duration>PT2H4M43S</meta:editing-duration>
    <meta:editing-cycles>27</meta:editing-cycles>
    <meta:generator>LibreOffice/6.2.2.2$Windows_X86_64 LibreOffice_project/2b840030fec2aae0fd2658d8d4f9548af4e3518d</meta:generator>
    <meta:print-date>2019-04-01T20:09:18.878000000</meta:print-date>
    <meta:document-statistic meta:table-count="0" meta:image-count="0" meta:object-count="0" meta:page-count="1" meta:paragraph-count="18" meta:word-count="207" meta:character-count="1558" meta:non-whitespace-character-count="1367"/>
  </office:meta>
</office:document-meta>
</file>